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lr-tb"/>
      <style:text-properties officeooo:paragraph-rsid="0001835c"/>
    </style:style>
    <style:style style:name="T1" style:family="text">
      <style:text-properties style:font-name="serif" fo:font-size="11.2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rata-se de execução de pena privativa de liberdade no regime fechado, tendo peticionado a defesa requerendo cópia integral do prontuário médico do apenado, alegando não ter logrado êxito na seara administrativa (evento 121.2).</text:span></text:p>
      <text:p text:style-name="P1"><text:line-break/><text:span text:style-name="T1">Interveio o Ministério Público, opinando pelo deferimento do pleito (evento 124).</text:span></text:p>
      <text:p text:style-name="P1"><text:span text:style-name="T1"/></text:p>
      <text:p text:style-name="P1"><text:span text:style-name="T1">Adiante, peticionou novamente a defesa buscando juntar cópia de declaração emitida pela Direção da</text:span><text:line-break/><text:span text:style-name="T1">Penitenciária de Alcaçuz na qual consta a informação de que o prontuário do interno só poderá ser acessado por seu representante legal mediante determinação judicial (evento 133).</text:span></text:p>
      <text:p text:style-name="P1"><text:line-break/><text:span text:style-name="T1">Relatados.</text:span></text:p>
      <text:p text:style-name="P1"><text:line-break/><text:span text:style-name="T1">O prontuário médico tem caráter sigiloso para proteção da intimidade do paciente, o qual poderá dele solicitar cópia ou autorizar por escrito que seu representante legal o requisite.</text:span><text:line-break/><text:span text:style-name="T1">Contudo, conforme o Código de Ética Médica, é vedada a negativa aos pacientes de obterem cópia de seus</text:span><text:line-break/><text:span text:style-name="T1">prontuários, salvo quando ocasionar-lhes algum risco ou a terceiros.</text:span></text:p>
      <text:p text:style-name="P1"><text:line-break/><text:span text:style-name="T1">No caso, fora negado à advogada do penitente o acesso ao seu prontuário médico no estabelecimento prisional em razão de entender-se necessária autorização judicial para tanto, de modo que, tendo em conta as colocações anteriores , infere-se que a causídica não apresentou à Direção da unidade a procuração assinada pelo penitente conferindo-lhe poderes específicos para a solicitação.</text:span></text:p>
      <text:p text:style-name="P1"><text:line-break/><text:span text:style-name="T1">Assim, o pedido poderia ter sido atendido na seara administrativa caso o penitente e sua advogada fossem</text:span><text:line-break/><text:span text:style-name="T1">instruídos corretamente pela Direção da penitenciária a como proceder, evitando atrasos e movimentações judiciais desnecessárias.</text:span></text:p>
      <text:p text:style-name="P1"><text:line-break/><text:span text:style-name="T1">Diante disso, defiro o pedido e autorizo ao apenado, por intermédio de sua advogada, obter junto à Direção da Penitenciária de Alcaçuz cópia integral do seu prontuário médico, devendo a unidade prisional tomar-lhe por escrito a autorização.</text:span></text:p>
      <text:p text:style-name="P1"><text:line-break/><text:span text:style-name="T1">P. I. Comunique-se à Direção da Penitenciária de Alcaçuz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0T08:51:08.341000000</meta:creation-date>
    <dc:date>2022-01-10T08:52:44.917000000</dc:date>
    <meta:editing-duration>PT1M37S</meta:editing-duration>
    <meta:editing-cycles>1</meta:editing-cycles>
    <meta:document-statistic meta:table-count="0" meta:image-count="0" meta:object-count="0" meta:page-count="1" meta:paragraph-count="9" meta:word-count="276" meta:character-count="1872" meta:non-whitespace-character-count="1597"/>
    <meta:generator>LibreOffice/5.3.1.2$Windows_X86_64 LibreOffice_project/e80a0e0fd1875e1696614d24c32df0f95f03deb2</meta:generator>
  </office:meta>
</office:document-meta>
</file>